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5" style:family="paragraph" style:parent-style-name="Standard" style:list-style-name="L3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nálisis de Requisitos: AgendaContactos</text:p>
      <text:p text:style-name="P3"/>
      <text:p text:style-name="P3">Agregar las siguientes funciones al programa “AgendaContactos”:</text:p>
      <text:p text:style-name="P3"/>
      <text:list xml:id="list38166138" text:style-name="L1">
        <text:list-item>
          <text:p text:style-name="P4"><text:span text:style-name="T1">Sobrecarga de datos:</text:span> Habrá contactos por defecto al iniciar la aplicación.</text:p>
        </text:list-item>
        <text:list-item>
          <text:p text:style-name="P7">Comprobaciones de datos al “Insertar/Modificar”.</text:p>
        </text:list-item>
        <text:list-item>
          <text:p text:style-name="P4"><text:span text:style-name="T1">Buzón de anotaciones</text:span> para los contactos.</text:p>
        </text:list-item>
        <text:list-item>
          <text:p text:style-name="P4"><text:span text:style-name="T1">Búsqueda de contactos por nombre</text:span> para las anotaciones.,</text:p>
        </text:list-item>
      </text:list>
      <text:p text:style-name="P3"/>
      <text:p text:style-name="P3">El menú del programa se modificará para agregar las funciones, quedando de la siguiente manera:</text:p>
      <text:p text:style-name="P3"/>
      <text:p text:style-name="P8"><text:tab/><text:span text:style-name="T1">1. Insertar contacto.</text:span></text:p>
      <text:p text:style-name="P9"><text:tab/>2. Modificar contacto.</text:p>
      <text:p text:style-name="P9"><text:tab/>3. Listar contactos.</text:p>
      <text:p text:style-name="P9"><text:tab/>4. Calcular cumpleaños.</text:p>
      <text:p text:style-name="P9"><text:tab/>5. Anotaciones</text:p>
      <text:p text:style-name="P9"><text:tab/>0. Salir.</text:p>
      <text:p text:style-name="P3"/>
      <text:p text:style-name="P6">REQUISITOS</text:p>
      <text:p text:style-name="P3"/>
      <text:p text:style-name="P3"><text:span text:style-name="T1">R01. - </text:span>La sobrecarga de datos se hará desde un fichero txt.</text:p>
      <text:p text:style-name="P3"/>
      <text:p text:style-name="P3"><text:span text:style-name="T1">R02. - </text:span>Las comprobaciones de “Insertar/Modificar” deberán avisar del error y volver a pedir los datos.</text:p>
      <text:p text:style-name="P3"/>
      <text:p text:style-name="P3"><text:span text:style-name="T1">R03. - </text:span>En la opción 5, se mostrará un sub-menú con las opciones:</text:p>
      <text:list xml:id="list38304719" text:style-name="L3">
        <text:list-item>
          <text:list>
            <text:list-item>
              <text:list>
                <text:list-item>
                  <text:p text:style-name="P5">- Agregar anotación</text:p>
                </text:list-item>
                <text:list-item>
                  <text:p text:style-name="P5">- Ver anotaciones por contacto</text:p>
                </text:list-item>
                <text:list-item>
                  <text:p text:style-name="P5">- Salir</text:p>
                </text:list-item>
              </text:list>
            </text:list-item>
          </text:list>
        </text:list-item>
      </text:list>
      <text:p text:style-name="P3"/>
      <text:p text:style-name="P3"><text:span text:style-name="T1">R04. - </text:span>En la opción 5, dentro del sub-menú, en la opción 1, se pedirá al usuario que indique el nombre del contacto al que se desea agregar una nota. El programa realizará una búsqueda con el nombre introducido y mostrará los contacto que coincidan con dicho nombre. Una vez realizada la búsqueda, el usuario elegirá a cuál de los usuarios se le agregará la anotación introduciendo el id del contacto.</text:p>
      <text:p text:style-name="P3"/>
      <text:p text:style-name="P3"><text:span text:style-name="T1">R05. - </text:span>En la opción 5, dentro del sub-menú, en la opción 2, se pedirá al usuario que indique el nombre del contacto del que se desea ver el buzón de notas. El programa realizará una búsqueda con el nombre introducido y mostrará los contacto que coincidan con dicho nombre. Una vez realizada la búsqueda, el usuario elegirá de cuál los usuarios <text:s/>se mostrará su buzón de <text:s/>notas, introduciendo el id del contac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2T17:47:51.16</meta:creation-date>
    <dc:date>2011-03-01T18:28:16.70</dc:date>
    <meta:editing-duration>PT31M20S</meta:editing-duration>
    <meta:editing-cycles>5</meta:editing-cycles>
    <meta:generator>OpenOffice.org/3.3$Win32 OpenOffice.org_project/330m20$Build-9567</meta:generator>
    <dc:creator>Andrés Marotta</dc:creator>
    <meta:document-statistic meta:table-count="0" meta:image-count="0" meta:object-count="0" meta:page-count="1" meta:paragraph-count="22" meta:word-count="278" meta:character-count="1641"/>
  </office:meta>
</office:document-meta>
</file>